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1307in"/>
    </style:style>
    <style:style style:name="co12" style:family="table-column">
      <style:table-column-properties fo:break-before="auto" style:column-width="1.00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2.6638in"/>
    </style:style>
    <style:style style:name="co18" style:family="table-column">
      <style:table-column-properties fo:break-before="auto" style:column-width="2.0555in"/>
    </style:style>
    <style:style style:name="co19" style:family="table-column">
      <style:table-column-properties fo:break-before="auto" style:column-width="0.1626in"/>
    </style:style>
    <style:style style:name="co20" style:family="table-column">
      <style:table-column-properties fo:break-before="auto" style:column-width="2.1154in"/>
    </style:style>
    <style:style style:name="co21" style:family="table-column">
      <style:table-column-properties fo:break-before="auto" style:column-width="1.5673in"/>
    </style:style>
    <style:style style:name="co22" style:family="table-column">
      <style:table-column-properties fo:break-before="auto" style:column-width="2.8091in"/>
    </style:style>
    <style:style style:name="co23" style:family="table-column">
      <style:table-column-properties fo:break-before="auto" style:column-width="0.9508in"/>
    </style:style>
    <style:style style:name="co24" style:family="table-column">
      <style:table-column-properties fo:break-before="auto" style:column-width="1.85in"/>
    </style:style>
    <style:style style:name="co25" style:family="table-column">
      <style:table-column-properties fo:break-before="auto" style:column-width="2.3807in"/>
    </style:style>
    <style:style style:name="co26" style:family="table-column">
      <style:table-column-properties fo:break-before="auto" style:column-width="0.111in"/>
    </style:style>
    <style:style style:name="co27" style:family="table-column">
      <style:table-column-properties fo:break-before="auto" style:column-width="0.5909in"/>
    </style:style>
    <style:style style:name="co28" style:family="table-column">
      <style:table-column-properties fo:break-before="auto" style:column-width="0.8819in"/>
    </style:style>
    <style:style style:name="co29" style:family="table-column">
      <style:table-column-properties fo:break-before="auto" style:column-width="3.2736in"/>
    </style:style>
    <style:style style:name="co30" style:family="table-column">
      <style:table-column-properties fo:break-before="auto" style:column-width="3.1346in"/>
    </style:style>
    <style:style style:name="co31" style:family="table-column">
      <style:table-column-properties fo:break-before="auto" style:column-width="2.2437in"/>
    </style:style>
    <style:style style:name="co32" style:family="table-column">
      <style:table-column-properties fo:break-before="auto" style:column-width="0.4882in"/>
    </style:style>
    <style:style style:name="co33" style:family="table-column">
      <style:table-column-properties fo:break-before="auto" style:column-width="1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Queue_5f_PriorityQ_5f_Stack">
      <style:table-properties table:display="true" style:writing-mode="lr-tb"/>
    </style:style>
    <style:style style:name="ta5" style:family="table" style:master-page-name="PageStyle_5f_Pythonic_5f_OOP">
      <style:table-properties table:display="true" style:writing-mode="lr-tb"/>
    </style:style>
    <style:style style:name="ta6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0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fo:background-color="#80808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0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4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>
        <loext:char-complex-color loext:theme-type="light1" loext:color-type="theme"/>
      </style:text-properties>
    </style:style>
    <style:style style:name="ce8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>
        <loext:char-complex-color loext:theme-type="light1" loext:color-type="theme"/>
      </style:text-properties>
    </style:style>
    <style:style style:name="ce9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91" style:family="table-cell" style:parent-style-name="Default">
      <style:table-cell-properties fo:border-bottom="1.76pt double-thin #666666" style:border-line-width-bottom="0.0071in 0.0102in 0.0071in" fo:background-color="#80808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2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8pt" fo:font-style="italic" fo:text-shadow="none" style:text-underline-style="none" fo:font-weight="normal" style:font-size-asian="8pt" style:font-style-asian="italic" style:font-weight-asian="normal" style:font-name-complex="Liberation Sans1" style:font-size-complex="8pt" style:font-style-complex="italic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80808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43" style:family="table-cell" style:parent-style-name="Default">
      <style:table-cell-properties fo:border-bottom="none" fo:background-color="#000000" style:diagonal-bl-tr="none" style:diagonal-tl-br="none" fo:border-left="0.74pt solid #666666" fo:border-right="none" style:rotation-align="none" fo:border-top="0.74pt solid #666666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4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5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>
        <loext:char-complex-color loext:theme-type="light1" loext:color-type="theme"/>
      </style:text-properties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98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8pt" fo:font-style="normal" style:font-size-asian="8pt" style:font-size-complex="8pt" style:font-style-asian="normal" style:font-style-complex="normal"/>
    </style:style>
    <style:style style:name="T10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10pt" fo:font-style="italic" style:font-size-asian="10pt" style:font-size-complex="10pt" style:font-style-asian="italic" style:font-style-complex="italic"/>
    </style:style>
    <style:style style:name="T11" style:family="text">
      <style:text-properties fo:color="#ffffff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super 58%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color="#ffffff" style:font-name="Liberation Sans1" fo:font-weight="normal" style:text-underline-style="none" style:text-underline-color="font-color" style:text-line-through-type="none" fo:font-style="normal" style:text-outline="false" fo:text-shadow="none" style:font-name-complex="Liberation Sans1" style:font-weight-asian="normal" style:font-weight-complex="normal" style:font-style-asian="normal" style:font-style-complex="normal" fo:font-size="8pt" style:text-position="0% 100%" style:font-size-asian="8pt" style:font-size-complex="8pt"/>
    </style:style>
    <style:style style:name="T13" style:family="text">
      <style:text-properties fo:color="#ffffff" style:font-name="Liberation Sans1" fo:font-weight="normal" style:text-underline-style="none" style:text-underline-color="font-color" style:text-line-through-type="none" fo:font-style="normal" style:text-outline="false" fo:text-shadow="none" style:font-name-complex="Liberation Sans1" style:font-weight-asian="normal" style:font-weight-complex="normal" style:font-style-asian="normal" style:font-style-complex="normal" fo:font-size="10pt" style:text-position="super 58%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47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47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47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47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"/>
        <table:table-column table:style-name="co14" table:default-cell-style-name="ce9"/>
        <table:table-column table:style-name="co15" table:default-cell-style-name="ce9"/>
        <table:table-column table:style-name="co16" table:default-cell-style-name="ce5"/>
        <table:table-column table:style-name="co5" table:default-cell-style-name="ce5"/>
        <table:table-column table:style-name="co4" table:default-cell-style-name="ce30"/>
        <table:table-column table:style-name="co5" table:number-columns-repeated="1010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6" office:value-type="string" calcext:value-type="string">
            <text:p>Ascii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Ascii</text:p>
          </table:table-cell>
          <table:table-cell table:style-name="ce22" office:value-type="string" calcext:value-type="string">
            <text:p>code</text:p>
          </table:table-cell>
          <table:table-cell table:style-name="ce16" office:value-type="string" calcext:value-type="string">
            <text:p>Ascii</text:p>
          </table:table-cell>
          <table:table-cell table:style-name="ce22" office:value-type="string" calcext:value-type="string">
            <text:p>code</text:p>
          </table:table-cell>
          <table:table-cell table:style-name="ce25" office:value-type="string" calcext:value-type="string">
            <text:p>Bitwise</text:p>
          </table:table-cell>
          <table:table-cell table:style-name="ce6" office:value-type="string" calcext:value-type="string">
            <text:p>Syntax 1</text:p>
          </table:table-cell>
          <table:table-cell table:style-name="ce6" office:value-type="string" calcext:value-type="string">
            <text:p>Syntax 2</text:p>
          </table:table-cell>
          <table:table-cell table:style-name="ce22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</text:p>
          </table:table-cell>
          <table:table-cell table:style-name="ce23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48" calcext:value-type="float">
            <text:p>48</text:p>
          </table:table-cell>
          <table:table-cell table:style-name="ce26" office:value-type="string" calcext:value-type="string">
            <text:p>AND:</text:p>
          </table:table-cell>
          <table:table-cell table:style-name="ce73" office:value-type="string" calcext:value-type="string">
            <text:p>a &amp; b</text:p>
          </table:table-cell>
          <table:table-cell table:style-name="ce19"/>
          <table:table-cell table:style-name="ce29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23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6" office:value-type="string" calcext:value-type="string">
            <text:p>OR:</text:p>
          </table:table-cell>
          <table:table-cell table:style-name="ce73" office:value-type="string" calcext:value-type="string">
            <text:p>a | b</text:p>
          </table:table-cell>
          <table:table-cell table:style-name="ce19"/>
          <table:table-cell table:style-name="ce29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</text:p>
          </table:table-cell>
          <table:table-cell table:style-name="ce23" office:value-type="float" office:value="99" calcext:value-type="float">
            <text:p>99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50" calcext:value-type="float">
            <text:p>50</text:p>
          </table:table-cell>
          <table:table-cell table:style-name="ce26" office:value-type="string" calcext:value-type="string">
            <text:p>XOR:</text:p>
          </table:table-cell>
          <table:table-cell table:style-name="ce73" office:value-type="string" calcext:value-type="string">
            <text:p>a ^ b</text:p>
          </table:table-cell>
          <table:table-cell table:style-name="ce19"/>
          <table:table-cell table:style-name="ce29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51" calcext:value-type="float">
            <text:p>51</text:p>
          </table:table-cell>
          <table:table-cell table:style-name="ce26" office:value-type="string" calcext:value-type="string">
            <text:p>NO:</text:p>
          </table:table-cell>
          <table:table-cell table:style-name="ce73" office:value-type="string" calcext:value-type="string">
            <text:p>~ a</text:p>
          </table:table-cell>
          <table:table-cell table:style-name="ce19" office:value-type="string" calcext:value-type="string">
            <text:p>- a - 1</text:p>
          </table:table-cell>
          <table:table-cell table:style-name="ce29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</text:p>
          </table:table-cell>
          <table:table-cell table:style-name="ce23" office:value-type="float" office:value="101" calcext:value-type="float">
            <text:p>101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52" calcext:value-type="float">
            <text:p>52</text:p>
          </table:table-cell>
          <table:table-cell table:style-name="ce26" office:value-type="string" calcext:value-type="string">
            <text:p>n last bits:</text:p>
          </table:table-cell>
          <table:table-cell table:style-name="ce73" office:value-type="string" calcext:value-type="string">
            <text:p>a &amp; 0b1...1</text:p>
          </table:table-cell>
          <table:table-cell table:style-name="ce19"/>
          <table:table-cell table:style-name="ce23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</text:p>
          </table:table-cell>
          <table:table-cell table:style-name="ce23" office:value-type="float" office:value="102" calcext:value-type="float">
            <text:p>102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3" calcext:value-type="float">
            <text:p>53</text:p>
          </table:table-cell>
          <table:table-cell table:style-name="ce26" office:value-type="string" calcext:value-type="string">
            <text:p>Shift Right:</text:p>
          </table:table-cell>
          <table:table-cell table:style-name="ce73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19" office:value-type="string" calcext:value-type="string">
            <text:p>a + a or a * 2</text:p>
          </table:table-cell>
          <table:table-cell table:style-name="ce23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g</text:p>
          </table:table-cell>
          <table:table-cell table:style-name="ce23" office:value-type="float" office:value="103" calcext:value-type="float">
            <text:p>103</text:p>
          </table:table-cell>
          <table:table-cell table:style-name="ce17" office:value-type="float" office:value="6" calcext:value-type="float">
            <text:p>6</text:p>
          </table:table-cell>
          <table:table-cell table:style-name="ce23" office:value-type="float" office:value="54" calcext:value-type="float">
            <text:p>54</text:p>
          </table:table-cell>
          <table:table-cell table:style-name="ce26" office:value-type="string" calcext:value-type="string">
            <text:p>Shift Left:</text:p>
          </table:table-cell>
          <table:table-cell table:style-name="ce73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19"/>
          <table:table-cell table:style-name="ce23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H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h</text:p>
          </table:table-cell>
          <table:table-cell table:style-name="ce23" office:value-type="float" office:value="104" calcext:value-type="float">
            <text:p>104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55" calcext:value-type="float">
            <text:p>55</text:p>
          </table:table-cell>
          <table:table-cell table:style-name="ce26" office:value-type="string" calcext:value-type="string">
            <text:p>a ^ 0:</text:p>
          </table:table-cell>
          <table:table-cell table:style-name="ce73" office:value-type="string" calcext:value-type="string">
            <text:p>a</text:p>
          </table:table-cell>
          <table:table-cell table:style-name="ce19"/>
          <table:table-cell table:style-name="ce29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i</text:p>
          </table:table-cell>
          <table:table-cell table:style-name="ce23" office:value-type="float" office:value="105" calcext:value-type="float">
            <text:p>105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26" office:value-type="string" calcext:value-type="string">
            <text:p>a ^ 1s:</text:p>
          </table:table-cell>
          <table:table-cell table:style-name="ce73" office:value-type="string" calcext:value-type="string">
            <text:p>~ a</text:p>
          </table:table-cell>
          <table:table-cell table:style-name="ce19"/>
          <table:table-cell table:style-name="ce29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J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j</text:p>
          </table:table-cell>
          <table:table-cell table:style-name="ce23" office:value-type="float" office:value="106" calcext:value-type="float">
            <text:p>106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count</text:p>
          </table:table-cell>
          <table:table-cell table:style-name="ce76" office:value-type="string" calcext:value-type="string">
            <text:p>n.bitcount?</text:p>
          </table:table-cell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K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k</text:p>
          </table:table-cell>
          <table:table-cell table:style-name="ce23" office:value-type="float" office:value="107" calcext:value-type="float">
            <text:p>107</text:p>
          </table:table-cell>
          <table:table-cell table:style-name="ce9" table:number-columns-repeated="2"/>
          <table:table-cell office:value-type="string" calcext:value-type="string">
            <text:p>a ^ b</text:p>
          </table:table-cell>
          <table:table-cell table:style-name="ce74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L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l</text:p>
          </table:table-cell>
          <table:table-cell table:style-name="ce23" office:value-type="float" office:value="108" calcext:value-type="float">
            <text:p>108</text:p>
          </table:table-cell>
          <table:table-cell table:style-name="ce16" office:value-type="string" calcext:value-type="string">
            <text:p>Functions:</text:p>
          </table:table-cell>
          <table:table-cell table:style-name="ce9"/>
          <table:table-cell office:value-type="string" calcext:value-type="string">
            <text:p>~a ^ ~b</text:p>
          </table:table-cell>
          <table:covered-table-cell table:style-name="ce74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M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m</text:p>
          </table:table-cell>
          <table:table-cell table:style-name="ce23" office:value-type="float" office:value="109" calcext:value-type="float">
            <text:p>109</text:p>
          </table:table-cell>
          <table:table-cell table:style-name="ce9" office:value-type="string" calcext:value-type="string" table:number-columns-spanned="2" table:number-rows-spanned="1">
            <text:p>(char)asciiNbr</text:p>
          </table:table-cell>
          <table:covered-table-cell table:style-name="ce9"/>
          <table:table-cell office:value-type="string" calcext:value-type="string">
            <text:p>~a ^ b</text:p>
          </table:table-cell>
          <table:table-cell table:style-name="ce74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n</text:p>
          </table:table-cell>
          <table:table-cell table:style-name="ce23" office:value-type="float" office:value="110" calcext:value-type="float">
            <text:p>110</text:p>
          </table:table-cell>
          <table:table-cell table:style-name="ce9" office:value-type="string" calcext:value-type="string" table:number-columns-spanned="2" table:number-rows-spanned="1">
            <text:p>(int)c</text:p>
          </table:table-cell>
          <table:covered-table-cell table:style-name="ce9"/>
          <table:table-cell office:value-type="string" calcext:value-type="string">
            <text:p>a ^ ~b</text:p>
          </table:table-cell>
          <table:covered-table-cell table:style-name="ce74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o</text:p>
          </table:table-cell>
          <table:table-cell table:style-name="ce23" office:value-type="float" office:value="111" calcext:value-type="float">
            <text:p>111</text:p>
          </table:table-cell>
          <table:table-cell table:style-name="ce9" table:number-columns-repeated="2"/>
          <table:table-cell office:value-type="string" calcext:value-type="string">
            <text:p><text:s/>~(a ^ b)</text:p>
          </table:table-cell>
          <table:covered-table-cell table:style-name="ce74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</text:p>
          </table:table-cell>
          <table:table-cell table:style-name="ce23" office:value-type="float" office:value="112" calcext:value-type="float">
            <text:p>112</text:p>
          </table:table-cell>
          <table:table-cell table:style-name="ce9"/>
          <table:table-cell table:style-name="ce9" office:value-type="string" calcext:value-type="string">
            <text:p>Siz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Q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q</text:p>
          </table:table-cell>
          <table:table-cell table:style-name="ce23" office:value-type="float" office:value="113" calcext:value-type="float">
            <text:p>113</text:p>
          </table:table-cell>
          <table:table-cell table:style-name="ce9" office:value-type="string" calcext:value-type="string">
            <text:p>Ascii</text:p>
          </table:table-cell>
          <table:table-cell table:style-name="ce9" office:value-type="string" calcext:value-type="string">
            <text:p>7 bits</text:p>
          </table:table-cell>
          <table:table-cell office:value-type="string" calcext:value-type="string">
            <text:p>N is odd</text:p>
          </table:table-cell>
          <table:table-cell table:style-name="ce69"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r</text:p>
          </table:table-cell>
          <table:table-cell table:style-name="ce23" office:value-type="float" office:value="114" calcext:value-type="float">
            <text:p>114</text:p>
          </table:table-cell>
          <table:table-cell table:style-name="ce9" office:value-type="string" calcext:value-type="string">
            <text:p>Extended Ascii</text:p>
          </table:table-cell>
          <table:table-cell table:style-name="ce9" office:value-type="string" calcext:value-type="string">
            <text:p>8 bits</text:p>
          </table:table-cell>
          <table:table-cell office:value-type="string" calcext:value-type="string">
            <text:p>N is power of 2</text:p>
          </table:table-cell>
          <table:table-cell table:style-name="ce69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S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s</text:p>
          </table:table-cell>
          <table:table-cell table:style-name="ce23" office:value-type="float" office:value="115" calcext:value-type="float">
            <text:p>115</text:p>
          </table:table-cell>
          <table:table-cell table:style-name="ce9" office:value-type="string" calcext:value-type="string">
            <text:p>UTF-8</text:p>
          </table:table-cell>
          <table:table-cell table:style-name="ce9"/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T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float" office:value="116" calcext:value-type="float">
            <text:p>116</text:p>
          </table:table-cell>
          <table:table-cell table:style-name="ce9" office:value-type="string" calcext:value-type="string">
            <text:p>UTF-16</text:p>
          </table:table-cell>
          <table:table-cell table:style-name="ce9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u</text:p>
          </table:table-cell>
          <table:table-cell table:style-name="ce23" office:value-type="float" office:value="117" calcext:value-type="float">
            <text:p>117</text:p>
          </table:table-cell>
          <table:table-cell table:style-name="ce9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V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v</text:p>
          </table:table-cell>
          <table:table-cell table:style-name="ce23" office:value-type="float" office:value="118" calcext:value-type="float">
            <text:p>118</text:p>
          </table:table-cell>
          <table:table-cell table:style-name="ce9" office:value-type="string" calcext:value-type="string">
            <text:p>Math</text:p>
          </table:table-cell>
          <table:table-cell table:style-name="ce9"/>
          <table:table-cell table:number-columns-repeated="4"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W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w</text:p>
          </table:table-cell>
          <table:table-cell table:style-name="ce23" office:value-type="float" office:value="119" calcext:value-type="float">
            <text:p>119</text:p>
          </table:table-cell>
          <table:table-cell table:style-name="ce69" office:value-type="string" calcext:value-type="string">
            <text:p>int.max nbr</text:p>
          </table:table-cell>
          <table:table-cell table:style-name="ce69" office:value-type="string" calcext:value-type="string">
            <text:p>0x7fffffff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float" office:value="120" calcext:value-type="float">
            <text:p>120</text:p>
          </table:table-cell>
          <table:table-cell table:style-name="ce69" office:value-type="string" calcext:value-type="string">
            <text:p>int.min nbr</text:p>
          </table:table-cell>
          <table:table-cell table:style-name="ce69" office:value-type="string" calcext:value-type="string">
            <text:p>-0x8000000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1">
          <table:table-cell table:style-name="ce17" office:value-type="string" calcext:value-type="string">
            <text:p>Y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y</text:p>
          </table:table-cell>
          <table:table-cell table:style-name="ce23" office:value-type="float" office:value="121" calcext:value-type="float">
            <text:p>121</text:p>
          </table:table-cell>
          <table:table-cell table:style-name="ce9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Z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z</text:p>
          </table:table-cell>
          <table:table-cell table:style-name="ce24" office:value-type="float" office:value="122" calcext:value-type="float">
            <text:p>122</text:p>
          </table:table-cell>
          <table:table-cell table:style-name="ce9" table:number-columns-repeated="2"/>
          <table:table-cell table:number-columns-repeated="4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1">
          <table:table-cell table:style-name="ce9" table:number-columns-repeated="3"/>
          <table:table-cell table:number-columns-repeated="16381"/>
        </table:table-row>
        <table:table-row table:style-name="ro2">
          <table:table-cell table:style-name="ce9" office:value-type="string" calcext:value-type="string">
            <text:p>Dist</text:p>
          </table:table-cell>
          <table:table-cell table:style-name="ce9" office:value-type="string" calcext:value-type="string">
            <text:p>a – A</text:p>
          </table:table-cell>
          <table:table-cell table:style-name="ce21" table:formula="of:=[.E2] - [.B2]" office:value-type="float" office:value="32" calcext:value-type="float">
            <text:p>3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7"/>
          <table:table-cell table:style-name="ce27"/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llections_String" table:style-name="ta3">
        <office:forms form:automatic-focus="false" form:apply-design-mode="false"/>
        <table:table-column table:style-name="co12" table:default-cell-style-name="ce36"/>
        <table:table-column table:style-name="co17" table:default-cell-style-name="ce5"/>
        <table:table-column table:style-name="co18" table:default-cell-style-name="ce36"/>
        <table:table-column table:style-name="co19" table:default-cell-style-name="ce5"/>
        <table:table-column table:style-name="co1" table:default-cell-style-name="ce36"/>
        <table:table-column table:style-name="co20" table:default-cell-style-name="ce5"/>
        <table:table-column table:style-name="co21" table:default-cell-style-name="ce36"/>
        <table:table-column table:style-name="co19" table:default-cell-style-name="ce5"/>
        <table:table-column table:style-name="co5" table:default-cell-style-name="ce37"/>
        <table:table-column table:style-name="co22" table:default-cell-style-name="ce37"/>
        <table:table-column table:style-name="co5" table:number-columns-repeated="14" table:default-cell-style-name="ce37"/>
        <table:table-column table:style-name="co5" table:number-columns-repeated="1000" table:default-cell-style-name="ce5"/>
        <table:table-column table:style-name="co6" table:number-columns-repeated="15360" table:default-cell-style-name="ce15"/>
        <table:table-row table:style-name="ro1">
          <table:table-cell table:style-name="ce31" office:value-type="string" calcext:value-type="string">
            <text:p>List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Dict</text:p>
          </table:table-cell>
          <table:table-cell table:style-name="ce12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orted Dict</text:p>
          </table:table-cell>
          <table:table-cell table:style-name="ce12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sortedcontainers import SortedDict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L = []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dict(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SortedDict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ize</text:p>
          </table:table-cell>
          <table:table-cell table:style-name="ce76" office:value-type="string" calcext:value-type="string">
            <text:p>len(L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</text:p>
          </table:table-cell>
          <table:table-cell table:style-name="ce76" office:value-type="string" calcext:value-type="string">
            <text:p>L[0], L[-1]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{}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 Range</text:p>
          </table:table-cell>
          <table:table-cell table:style-name="ce76" office:value-type="string" calcext:value-type="string">
            <text:p>L[start=0:end=len(L):step=1]</text:p>
          </table:table-cell>
          <table:table-cell office:value-type="string" calcext:value-type="string">
            <text:p><text:span text:style-name="T4">end</text:span><text:span text:style-name="T9"> is excluded</text:span>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d = SortedDict({ ‘J’: 33, ‘A': 25 })</text:p>
          </table:table-cell>
          <table:table-cell table:style-name="ce36" office:value-type="string" calcext:value-type="string">
            <text:p>Keys should be comparable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xit</text:p>
          </table:table-cell>
          <table:table-cell table:style-name="ce76"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40"/>
          <table:table-cell table:style-name="ce32" office:value-type="string" calcext:value-type="string">
            <text:p>Exist</text:p>
          </table:table-cell>
          <table:table-cell table:style-name="ce76" office:value-type="string" calcext:value-type="string">
            <text:p>'Alex’ in d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table:style-name="ce76" office:value-type="string" calcext:value-type="string">
            <text:p>'A’ in d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Add end</text:p>
          </table:table-cell>
          <table:table-cell table:style-name="ce76"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40"/>
          <table:table-cell table:style-name="ce32" office:value-type="string" calcext:value-type="string">
            <text:p>Get</text:p>
          </table:table-cell>
          <table:table-cell table:style-name="ce76"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style-name="ce40"/>
          <table:table-cell table:style-name="ce32" office:value-type="string" calcext:value-type="string">
            <text:p>Get</text:p>
          </table:table-cell>
          <table:table-cell table:style-name="ce76" office:value-type="string" calcext:value-type="string">
            <text:p>age = d[‘A’] / d.get(‘A’, ‘’)</text:p>
          </table:table-cell>
          <table:table-cell table:style-name="ce36" office:value-type="string" calcext:value-type="string">
            <text:p>Error if existence / no error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add middle</text:p>
          </table:table-cell>
          <table:table-cell table:style-name="ce76" office:value-type="string" calcext:value-type="string">
            <text:p>L.insert(position, val)</text:p>
          </table:table-cell>
          <table:table-cell/>
          <table:table-cell table:style-name="ce40"/>
          <table:table-cell table:style-name="ce32" office:value-type="string" calcext:value-type="string">
            <text:p>Add/Update</text:p>
          </table:table-cell>
          <table:table-cell table:style-name="ce76" office:value-type="string" calcext:value-type="string">
            <text:p>d[‘Alex’] = 26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76" office:value-type="string" calcext:value-type="string">
            <text:p>d[‘A’] = 26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Add list</text:p>
          </table:table-cell>
          <table:table-cell table:style-name="ce76" office:value-type="string" calcext:value-type="string">
            <text:p>L.extend(other_L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table:style-name="ce76" office:value-type="string" calcext:value-type="string">
            <text:p>d.pop(‘Alex’)</text:p>
          </table:table-cell>
          <table:table-cell/>
          <table:table-cell table:style-name="ce40"/>
          <table:table-cell table:style-name="ce32" office:value-type="string" calcext:value-type="string">
            <text:p>Add if not exist / Get</text:p>
          </table:table-cell>
          <table:table-cell table:style-name="ce76" office:value-type="string" calcext:value-type="string">
            <text:p>d.setdefault(‘A’, 26)</text:p>
          </table:table-cell>
          <table:table-cell table:style-name="ce36" office:value-type="string" calcext:value-type="string">
            <text:p>Add if not exist -&gt; Ge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Add list</text:p>
          </table:table-cell>
          <table:table-cell table:style-name="ce76" office:value-type="string" calcext:value-type="string">
            <text:p>L = L + other_L</text:p>
          </table:table-cell>
          <table:table-cell/>
          <table:table-cell table:style-name="ce40"/>
          <table:table-cell table:style-name="ce32" office:value-type="string" calcext:value-type="string">
            <text:p>Remove last</text:p>
          </table:table-cell>
          <table:table-cell table:style-name="ce76"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style-name="ce40"/>
          <table:table-cell table:style-name="ce32"/>
          <table:table-cell table:style-name="ce76"/>
          <table:table-cell table:style-name="ce36" office:value-type="string" calcext:value-type="string">
            <text:p>remove last added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remove val</text:p>
          </table:table-cell>
          <table:table-cell table:style-name="ce76" office:value-type="string" calcext:value-type="string">
            <text:p>L.remove(val)</text:p>
          </table:table-cell>
          <table:table-cell/>
          <table:table-cell table:style-name="ce40"/>
          <table:table-cell table:style-name="ce32" office:value-type="string" calcext:value-type="string">
            <text:p>For keys</text:p>
          </table:table-cell>
          <table:table-cell table:style-name="ce76" office:value-type="string" calcext:value-type="string">
            <text:p>for key in d: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Remove Pos</text:p>
          </table:table-cell>
          <table:table-cell table:style-name="ce76"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40"/>
          <table:table-cell table:style-name="ce32" office:value-type="string" calcext:value-type="string">
            <text:p>For values</text:p>
          </table:table-cell>
          <table:table-cell table:style-name="ce76" office:value-type="string" calcext:value-type="string">
            <text:p>for val in d.values():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ort</text:p>
          </table:table-cell>
          <table:table-cell table:style-name="ce76" office:value-type="string" calcext:value-type="string">
            <text:p>L.sort(reverse=True|False)</text:p>
          </table:table-cell>
          <table:table-cell/>
          <table:table-cell table:style-name="ce40"/>
          <table:table-cell table:style-name="ce32" office:value-type="string" calcext:value-type="string">
            <text:p>For key_val:</text:p>
          </table:table-cell>
          <table:table-cell table:style-name="ce76" office:value-type="string" calcext:value-type="string">
            <text:p>for key, val in d.items():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ort</text:p>
          </table:table-cell>
          <table:table-cell table:style-name="ce76"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40"/>
          <table:table-cell table:style-name="ce32"/>
          <table:table-cell table:style-name="ce76"/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copy</text:p>
          </table:table-cell>
          <table:table-cell table:style-name="ce76" office:value-type="string" calcext:value-type="string">
            <text:p>new_L = L.copy()</text:p>
          </table:table-cell>
          <table:table-cell/>
          <table:table-cell table:style-name="ce40"/>
          <table:table-cell table:style-name="ce32" office:value-type="string" calcext:value-type="string">
            <text:p>Copy</text:p>
          </table:table-cell>
          <table:table-cell table:style-name="ce76" office:value-type="string" calcext:value-type="string">
            <text:p>new_d = d.copy()</text:p>
          </table:table-cell>
          <table:table-cell/>
          <table:table-cell table:style-name="ce40"/>
          <table:table-cell table:style-name="ce32" office:value-type="string" calcext:value-type="string">
            <text:p>Copy</text:p>
          </table:table-cell>
          <table:table-cell table:style-name="ce76" office:value-type="string" calcext:value-type="string">
            <text:p>new_d = d.copy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Clear</text:p>
          </table:table-cell>
          <table:table-cell table:style-name="ce76" office:value-type="string" calcext:value-type="string">
            <text:p>L.clear()</text:p>
          </table:table-cell>
          <table:table-cell/>
          <table:table-cell table:style-name="ce40"/>
          <table:table-cell table:style-name="ce32" office:value-type="string" calcext:value-type="string">
            <text:p>Clear</text:p>
          </table:table-cell>
          <table:table-cell table:style-name="ce76" office:value-type="string" calcext:value-type="string">
            <text:p>d.clear()</text:p>
          </table:table-cell>
          <table:table-cell/>
          <table:table-cell table:style-name="ce40"/>
          <table:table-cell table:style-name="ce32" office:value-type="string" calcext:value-type="string">
            <text:p>Clear</text:p>
          </table:table-cell>
          <table:table-cell table:style-name="ce76" office:value-type="string" calcext:value-type="string">
            <text:p>d.clear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/>
          <table:table-cell table:style-name="ce38"/>
          <table:table-cell table:style-name="ce8"/>
          <table:table-cell table:number-columns-repeated="16372"/>
        </table:table-row>
        <table:table-row table:style-name="ro1">
          <table:table-cell table:style-name="ce32" office:value-type="string" calcext:value-type="string">
            <text:p>Conversions</text:p>
          </table:table-cell>
          <table:table-cell table:number-columns-repeated="2"/>
          <table:table-cell table:style-name="ce40"/>
          <table:table-cell table:style-name="ce41" office:value-type="string" calcext:value-type="string">
            <text:p>Set</text:p>
          </table:table-cell>
          <table:table-cell table:number-columns-repeated="2"/>
          <table:table-cell table:style-name="ce40"/>
          <table:table-cell table:style-name="ce41" office:value-type="string" calcext:value-type="string">
            <text:p>Sorted Set</text:p>
          </table:table-cell>
          <table:table-cell table:style-name="ce76" office:value-type="string" calcext:value-type="string">
            <text:p>from sortedcontainers import SortedSet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List to String</text:p>
          </table:table-cell>
          <table:table-cell table:style-name="ce76" office:value-type="string" calcext:value-type="string">
            <text:p>s = <text:span text:style-name="T8">str_separator.join(substr_List)</text:span>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 = set() or d = {’John’, ‘Alex’}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 = set() or d = {’J’, ‘A’}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Str to List of strs</text:p>
          </table:table-cell>
          <table:table-cell table:style-name="ce76" office:value-type="string" calcext:value-type="string">
            <text:p>substr_list = s.split(<text:span text:style-name="T8">str_separators)</text:span></text:p>
          </table:table-cell>
          <table:table-cell office:value-type="string" calcext:value-type="string">
            <text:p>space is the default separator</text:p>
          </table:table-cell>
          <table:table-cell table:style-name="ce40"/>
          <table:table-cell table:style-name="ce32" office:value-type="string" calcext:value-type="string">
            <text:p>For loop</text:p>
          </table:table-cell>
          <table:table-cell table:style-name="ce76" office:value-type="string" calcext:value-type="string">
            <text:p>for key in s:</text:p>
          </table:table-cell>
          <table:table-cell table:style-name="ce42"/>
          <table:table-cell table:style-name="ce40"/>
          <table:table-cell table:style-name="ce32" office:value-type="string" calcext:value-type="string">
            <text:p>For loop</text:p>
          </table:table-cell>
          <table:table-cell table:style-name="ce76" office:value-type="string" calcext:value-type="string">
            <text:p>for key in s:</text:p>
          </table:table-cell>
          <table:table-cell table:style-name="ce42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str to list of chars</text:p>
          </table:table-cell>
          <table:table-cell table:style-name="ce76" office:value-type="string" calcext:value-type="string">
            <text:p>chars_list = list(s)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42"/>
          <table:table-cell table:style-name="ce40"/>
          <table:table-cell table:style-name="ce32"/>
          <table:table-cell table:style-name="ce76"/>
          <table:table-cell table:style-name="ce42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To lower case</text:p>
          </table:table-cell>
          <table:table-cell table:style-name="ce76" office:value-type="string" calcext:value-type="string">
            <text:p>s.lower()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table:style-name="ce76" office:value-type="string" calcext:value-type="string">
            <text:p>‘Alex’ in s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table:style-name="ce76" office:value-type="string" calcext:value-type="string">
            <text:p>‘A’ in s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To upper case</text:p>
          </table:table-cell>
          <table:table-cell table:style-name="ce76" office:value-type="string" calcext:value-type="string">
            <text:p>s.upper(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76" office:value-type="string" calcext:value-type="string">
            <text:p>s.add(‘Alex’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76" office:value-type="string" calcext:value-type="string">
            <text:p>s.add(‘Alex’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Is alpha numeric?</text:p>
          </table:table-cell>
          <table:table-cell table:style-name="ce76" office:value-type="string" calcext:value-type="string">
            <text:p>s.isalnums(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table:style-name="ce76" office:value-type="string" calcext:value-type="string">
            <text:p>s.remove(‘Alex’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table:style-name="ce76" office:value-type="string" calcext:value-type="string">
            <text:p>s.remove(‘Alex’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add leading 0s</text:p>
          </table:table-cell>
          <table:table-cell table:style-name="ce76" office:value-type="string" calcext:value-type="string">
            <text:p>s.zfill(3)</text:p>
          </table:table-cell>
          <table:table-cell table:style-name="ce39" office:value-type="string" calcext:value-type="string">
            <text:p>str(1).zfill(3): `001`</text:p>
          </table:table-cell>
          <table:table-cell table:style-name="ce40"/>
          <table:table-cell table:style-name="ce32" office:value-type="string" calcext:value-type="string">
            <text:p>Transform list</text:p>
          </table:table-cell>
          <table:table-cell table:style-name="ce76" office:value-type="string" calcext:value-type="string">
            <text:p>list(s)</text:p>
          </table:table-cell>
          <table:table-cell/>
          <table:table-cell table:style-name="ce40"/>
          <table:table-cell table:style-name="ce32" office:value-type="string" calcext:value-type="string">
            <text:p>Transform list</text:p>
          </table:table-cell>
          <table:table-cell table:style-name="ce76" office:value-type="string" calcext:value-type="string">
            <text:p>list(s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91"/>
          <table:table-cell table:style-name="ce38"/>
          <table:table-cell table:style-name="ce8"/>
          <table:table-cell table:number-columns-repeated="16376"/>
        </table:table-row>
        <table:table-row table:style-name="ro3">
          <table:table-cell table:style-name="ce32" office:value-type="string" calcext:value-type="string">
            <text:p>Format</text:p>
          </table:table-cell>
          <table:table-cell table:style-name="ce76"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40"/>
          <table:table-cell table:style-name="ce89" office:value-type="string" calcext:value-type="string">
            <text:p>Namedtuple</text:p>
          </table:table-cell>
          <table:table-cell table:style-name="ce76" office:value-type="string" calcext:value-type="string">
            <text:p>from collections import namedtuple</text:p>
          </table:table-cell>
          <table:table-cell table:style-name="ce93"/>
          <table:table-cell table:style-name="ce40"/>
          <table:table-cell table:number-columns-repeated="16376"/>
        </table:table-row>
        <table:table-row table:style-name="ro4">
          <table:table-cell table:style-name="ce32" office:value-type="string" calcext:value-type="string">
            <text:p>Format+Index</text:p>
          </table:table-cell>
          <table:table-cell table:style-name="ce76"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40"/>
          <table:table-cell table:style-name="ce90" office:value-type="string" calcext:value-type="string">
            <text:p>Definition</text:p>
          </table:table-cell>
          <table:table-cell table:style-name="ce76"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 table:style-name="ce93"/>
          <table:table-cell table:style-name="ce40"/>
          <table:table-cell table:number-columns-repeated="16376"/>
        </table:table-row>
        <table:table-row table:style-name="ro1">
          <table:table-cell table:style-name="ce32"/>
          <table:table-cell table:style-name="ce76"/>
          <table:table-cell/>
          <table:table-cell table:style-name="ce40"/>
          <table:table-cell table:style-name="ce90" office:value-type="string" calcext:value-type="string">
            <text:p>new</text:p>
          </table:table-cell>
          <table:table-cell table:style-name="ce76" office:value-type="string" calcext:value-type="string">
            <text:p>object = Tuple_Name(item1_val, item2_val)</text:p>
          </table:table-cell>
          <table:table-cell table:style-name="ce93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find</text:p>
          </table:table-cell>
          <table:table-cell table:style-name="ce76"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40"/>
          <table:table-cell table:style-name="ce90"/>
          <table:table-cell table:style-name="ce76" office:value-type="string" calcext:value-type="string">
            <text:p>a_bracket = Bracket(‘(’, 0)</text:p>
          </table:table-cell>
          <table:table-cell table:style-name="ce93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index</text:p>
          </table:table-cell>
          <table:table-cell table:style-name="ce76"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ends</text:p>
          </table:table-cell>
          <table:table-cell table:style-name="ce76" office:value-type="string" calcext:value-type="string">
            <text:p>Bool = s.endswit(suffix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isnum</text:p>
          </table:table-cell>
          <table:table-cell table:style-name="ce76"/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/>
          <table:table-cell table:number-columns-repeated="2"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 table:number-rows-repeated="2">
          <table:table-cell table:style-name="ce34"/>
          <table:table-cell table:style-name="ce37"/>
          <table:table-cell table:style-name="ce35"/>
          <table:table-cell table:style-name="ce37"/>
          <table:table-cell table:style-name="ce34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1" table:number-rows-repeated="57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eue_PriorityQ_Stack" table:style-name="ta4">
        <office:forms form:automatic-focus="false" form:apply-design-mode="false"/>
        <table:table-column table:style-name="co23" table:default-cell-style-name="ce36"/>
        <table:table-column table:style-name="co24" table:default-cell-style-name="ce5"/>
        <table:table-column table:style-name="co25" table:default-cell-style-name="ce36"/>
        <table:table-column table:style-name="co26" table:default-cell-style-name="ce5"/>
        <table:table-column table:style-name="co27" table:default-cell-style-name="ce36"/>
        <table:table-column table:style-name="co20" table:default-cell-style-name="ce5"/>
        <table:table-column table:style-name="co28" table:default-cell-style-name="ce5"/>
        <table:table-column table:style-name="co19" table:default-cell-style-name="ce5"/>
        <table:table-column table:style-name="co5" table:default-cell-style-name="ce37"/>
        <table:table-column table:style-name="co22" table:default-cell-style-name="ce37"/>
        <table:table-column table:style-name="co5" table:number-columns-repeated="14" table:default-cell-style-name="ce37"/>
        <table:table-column table:style-name="co5" table:number-columns-repeated="1000" table:default-cell-style-name="ce5"/>
        <table:table-column table:style-name="co6" table:number-columns-repeated="15360" table:default-cell-style-name="ce15"/>
        <table:table-row table:style-name="ro1">
          <table:table-cell table:style-name="ce31" office:value-type="string" calcext:value-type="string">
            <text:p>Queue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tack</text:p>
          </table:table-cell>
          <table:table-cell table:style-name="ce12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orted List</text:p>
          </table:table-cell>
          <table:table-cell table:style-name="ce12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queue import Que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queue import LifoQue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sortedcontainers import SortedList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q = Queue([ <text:span text:style-name="T4">n</text:span><text:span text:style-name="T5"> ])</text:span></text:p>
          </table:table-cell>
          <table:table-cell office:value-type="string" calcext:value-type="string">
            <text:p>if n = 0 or None, it’s an infinite queue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 = LifoQueue([ n ]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_list = SortedList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Empty</text:p>
          </table:table-cell>
          <table:table-cell table:style-name="ce76" office:value-type="string" calcext:value-type="string">
            <text:p>q.empty()</text:p>
          </table:table-cell>
          <table:table-cell/>
          <table:table-cell table:style-name="ce40"/>
          <table:table-cell table:style-name="ce32" office:value-type="string" calcext:value-type="string">
            <text:p>Empty</text:p>
          </table:table-cell>
          <table:table-cell table:style-name="ce76" office:value-type="string" calcext:value-type="string">
            <text:p>s.empty()</text:p>
          </table:table-cell>
          <table:table-cell/>
          <table:table-cell table:style-name="ce40"/>
          <table:table-cell table:style-name="ce32" office:value-type="string" calcext:value-type="string">
            <text:p>update</text:p>
          </table:table-cell>
          <table:table-cell table:style-name="ce76" office:value-type="string" calcext:value-type="string">
            <text:p>s_list.update([2, 1, 5, 8])</text:p>
          </table:table-cell>
          <table:table-cell table:style-name="ce36" office:value-type="string" calcext:value-type="string">
            <text:p>O(k 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Full</text:p>
          </table:table-cell>
          <table:table-cell table:style-name="ce76" office:value-type="string" calcext:value-type="string">
            <text:p>q.full()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table:style-name="ce76" office:value-type="string" calcext:value-type="string">
            <text:p>s.full()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Top</text:p>
          </table:table-cell>
          <table:table-cell table:style-name="ce76" office:value-type="string" calcext:value-type="string">
            <text:p>q.queue[0]</text:p>
          </table:table-cell>
          <table:table-cell/>
          <table:table-cell table:style-name="ce40"/>
          <table:table-cell table:style-name="ce32"/>
          <table:table-cell table:style-name="ce76"/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table:style-name="ce76" office:value-type="string" calcext:value-type="string">
            <text:p>q.get()</text:p>
          </table:table-cell>
          <table:table-cell office:value-type="string" calcext:value-type="string">
            <text:p>If <text:span text:style-name="T4">q</text:span><text:span text:style-name="T9"> is empty, wait until an item is available</text:span></text:p>
          </table:table-cell>
          <table:table-cell table:style-name="ce40"/>
          <table:table-cell table:style-name="ce32" office:value-type="string" calcext:value-type="string">
            <text:p>Pop</text:p>
          </table:table-cell>
          <table:table-cell table:style-name="ce76" office:value-type="string" calcext:value-type="string">
            <text:p>s.get()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table:style-name="ce76" office:value-type="string" calcext:value-type="string">
            <text:p>q.get_nowait()</text:p>
          </table:table-cell>
          <table:table-cell office:value-type="string" calcext:value-type="string">
            <text:p>If <text:span text:style-name="T4">q</text:span><text:span text:style-name="T9"> is empty, raise </text:span><text:span text:style-name="T10">QueueEmpty</text:span></text:p>
          </table:table-cell>
          <table:table-cell table:style-name="ce40"/>
          <table:table-cell table:style-name="ce32"/>
          <table:table-cell table:style-name="ce76"/>
          <table:table-cell/>
          <table:table-cell table:style-name="ce40"/>
          <table:table-cell table:style-name="ce32" office:value-type="string" calcext:value-type="string">
            <text:p>Get</text:p>
          </table:table-cell>
          <table:table-cell table:style-name="ce76" office:value-type="string" calcext:value-type="string">
            <text:p>s_list[0]</text:p>
          </table:table-cell>
          <table:table-cell table:style-name="ce36" office:value-type="string" calcext:value-type="string">
            <text:p>O(1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table:style-name="ce76" office:value-type="string" calcext:value-type="string">
            <text:p>q.put(1)</text:p>
          </table:table-cell>
          <table:table-cell office:value-type="string" calcext:value-type="string">
            <text:p>If <text:span text:style-name="T4">q</text:span><text:span text:style-name="T9"> is full, wait until a free slot is available</text:span></text:p>
          </table:table-cell>
          <table:table-cell table:style-name="ce40"/>
          <table:table-cell table:style-name="ce32" office:value-type="string" calcext:value-type="string">
            <text:p>Push</text:p>
          </table:table-cell>
          <table:table-cell table:style-name="ce76" office:value-type="string" calcext:value-type="string">
            <text:p>s.put(1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76" office:value-type="string" calcext:value-type="string">
            <text:p>s_list.add(23)</text:p>
          </table:table-cell>
          <table:table-cell table:style-name="ce36" office:value-type="string" calcext:value-type="string">
            <text:p>O(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table:style-name="ce76"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4">q</text:span><text:span text:style-name="T9"> without blocking</text:span></text:p>
          </table:table-cell>
          <table:table-cell table:style-name="ce40"/>
          <table:table-cell table:style-name="ce32"/>
          <table:table-cell table:style-name="ce76"/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table:style-name="ce76" office:value-type="string" calcext:value-type="string">
            <text:p>s_list.discard(23)</text:p>
          </table:table-cell>
          <table:table-cell table:style-name="ce36" office:value-type="string" calcext:value-type="string">
            <text:p>O(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Top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Top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/>
          <table:table-cell table:style-name="ce76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maxsize</text:p>
          </table:table-cell>
          <table:table-cell table:style-name="ce76"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40"/>
          <table:table-cell table:style-name="ce32" office:value-type="string" calcext:value-type="string">
            <text:p>maxsize</text:p>
          </table:table-cell>
          <table:table-cell table:style-name="ce76" office:value-type="string" calcext:value-type="string">
            <text:p>s.maxsize</text:p>
          </table:table-cell>
          <table:table-cell/>
          <table:table-cell table:style-name="ce40"/>
          <table:table-cell table:style-name="ce32" office:value-type="string" calcext:value-type="string">
            <text:p>Binary search Left</text:p>
          </table:table-cell>
          <table:table-cell table:style-name="ce76" office:value-type="string" calcext:value-type="string">
            <text:p>s_list.bisect_left(23)</text:p>
          </table:table-cell>
          <table:table-cell table:style-name="ce36" office:value-type="string" calcext:value-type="string">
            <text:p>return index to insert (if val exist -&gt; left val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Size</text:p>
          </table:table-cell>
          <table:table-cell table:style-name="ce76" office:value-type="string" calcext:value-type="string">
            <text:p>q.qsize()</text:p>
          </table:table-cell>
          <table:table-cell/>
          <table:table-cell table:style-name="ce40"/>
          <table:table-cell table:style-name="ce32" office:value-type="string" calcext:value-type="string">
            <text:p>Size</text:p>
          </table:table-cell>
          <table:table-cell table:style-name="ce76" office:value-type="string" calcext:value-type="string">
            <text:p>s.qsize()</text:p>
          </table:table-cell>
          <table:table-cell/>
          <table:table-cell table:style-name="ce40"/>
          <table:table-cell table:style-name="ce32" office:value-type="string" calcext:value-type="string">
            <text:p>Binary search right</text:p>
          </table:table-cell>
          <table:table-cell table:style-name="ce76" office:value-type="string" calcext:value-type="string">
            <text:p>s_list.bisect_right(23)</text:p>
          </table:table-cell>
          <table:table-cell table:style-name="ce36" office:value-type="string" calcext:value-type="string">
            <text:p>return index to insert (if val exist -&gt; right val)</text:p>
          </table:table-cell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 table:number-columns-repeated="2"/>
          <table:table-cell table:style-name="ce40"/>
          <table:table-cell table:style-name="ce32" office:value-type="string" calcext:value-type="string">
            <text:p>index</text:p>
          </table:table-cell>
          <table:table-cell table:style-name="ce76" office:value-type="string" calcext:value-type="string">
            <text:p>s_list.index(23)</text:p>
          </table:table-cell>
          <table:table-cell table:style-name="ce36" office:value-type="string" calcext:value-type="string">
            <text:p>O(log_n)</text:p>
          </table:table-cell>
          <table:table-cell office:value-type="string" calcext:value-type="string">
            <text:p>Error if not exists</text:p>
          </table:table-cell>
          <table:table-cell table:number-columns-repeated="16372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collections import deq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from collections import deque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q = deque(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tack = deque()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IsEmpty</text:p>
          </table:table-cell>
          <table:table-cell table:style-name="ce76"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40"/>
          <table:table-cell table:style-name="ce32" office:value-type="string" calcext:value-type="string">
            <text:p>IsEmpty</text:p>
          </table:table-cell>
          <table:table-cell table:style-name="ce76" office:value-type="string" calcext:value-type="string">
            <text:p>stack</text:p>
          </table:table-cell>
          <table:table-cell table:style-name="ce13" office:value-type="string" calcext:value-type="string">
            <text:p>while stack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full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8"/>
          <table:table-cell table:style-name="ce33"/>
          <table:table-cell table:style-name="ce8"/>
          <table:table-cell table:style-name="ce38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table:style-name="ce76"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 office:value-type="string" calcext:value-type="string">
            <text:p>Dequeue</text:p>
          </table:table-cell>
          <table:table-cell table:style-name="ce76"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41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table:style-name="ce76" office:value-type="string" calcext:value-type="string">
            <text:p>q.append(1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 office:value-type="string" calcext:value-type="string">
            <text:p>Enqueue</text:p>
          </table:table-cell>
          <table:table-cell table:style-name="ce76" office:value-type="string" calcext:value-type="string">
            <text:p>q.append(1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 table:number-columns-repeated="2"/>
          <table:table-cell table:style-name="ce40"/>
          <table:table-cell table:style-name="ce32"/>
          <table:table-cell table:style-name="ce5"/>
          <table:table-cell table:style-name="ce42"/>
          <table:table-cell table:number-columns-repeated="16373"/>
        </table:table-row>
        <table:table-row table:style-name="ro1">
          <table:table-cell table:style-name="ce41" office:value-type="string" calcext:value-type="string">
            <text:p>Priority Queue</text:p>
          </table:table-cell>
          <table:table-cell table:style-name="ce76" office:value-type="string" calcext:value-type="string">
            <text:p>import heapq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76"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style-name="ce40"/>
          <table:table-cell table:style-name="ce32"/>
          <table:table-cell table:style-name="ce5"/>
          <table:table-cell table:style-name="ce42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heapq.heapify(L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76" office:value-type="string" calcext:value-type="string">
            <text:p>stack = []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 Smallest</text:p>
          </table:table-cell>
          <table:table-cell table:style-name="ce76" office:value-type="string" calcext:value-type="string">
            <text:p>min_val = heapq.heappop(L)</text:p>
          </table:table-cell>
          <table:table-cell/>
          <table:table-cell table:style-name="ce40"/>
          <table:table-cell table:style-name="ce32" office:value-type="string" calcext:value-type="string">
            <text:p>IsEmpty</text:p>
          </table:table-cell>
          <table:table-cell table:style-name="ce76" office:value-type="string" calcext:value-type="string">
            <text:p>len(stack) == 0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ush</text:p>
          </table:table-cell>
          <table:table-cell table:style-name="ce76" office:value-type="string" calcext:value-type="string">
            <text:p>heapq.heappush(L, val)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table:style-name="ce76" office:value-type="string" calcext:value-type="string">
            <text:p>N/A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ush &amp; Pop</text:p>
          </table:table-cell>
          <table:table-cell table:style-name="ce76"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11">st</text:span><text:span text:style-name="T12">. Pop: 2</text:span><text:span text:style-name="T13">nd</text:span><text:span text:style-name="T12">.</text:span></text:p>
          </table:table-cell>
          <table:table-cell table:style-name="ce40"/>
          <table:table-cell table:style-name="ce32" office:value-type="string" calcext:value-type="string">
            <text:p>Dequeue</text:p>
          </table:table-cell>
          <table:table-cell table:style-name="ce76"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op &amp; Push</text:p>
          </table:table-cell>
          <table:table-cell table:style-name="ce76"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11">st</text:span><text:span text:style-name="T12">. Push: 2</text:span><text:span text:style-name="T13">nd</text:span><text:span text:style-name="T12">.</text:span></text:p>
          </table:table-cell>
          <table:table-cell table:style-name="ce40"/>
          <table:table-cell table:style-name="ce32" office:value-type="string" calcext:value-type="string">
            <text:p>Enqueue</text:p>
          </table:table-cell>
          <table:table-cell table:style-name="ce76"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2" office:value-type="string" calcext:value-type="string">
            <text:p>K largest</text:p>
          </table:table-cell>
          <table:table-cell table:style-name="ce76" office:value-type="string" calcext:value-type="string">
            <text:p>heapq.nlargest(n, L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K smallest</text:p>
          </table:table-cell>
          <table:table-cell table:style-name="ce76" office:value-type="string" calcext:value-type="string">
            <text:p>heapq.nsmallest(n, L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 table:number-rows-repeated="2">
          <table:table-cell table:style-name="ce34"/>
          <table:table-cell table:style-name="ce37"/>
          <table:table-cell table:style-name="ce35"/>
          <table:table-cell table:style-name="ce37"/>
          <table:table-cell table:style-name="ce34"/>
          <table:table-cell table:style-name="ce37" table:number-columns-repeated="2"/>
          <table:table-cell table:style-name="ce40"/>
          <table:table-cell table:number-columns-repeated="16376"/>
        </table:table-row>
        <table:table-row table:style-name="ro1" table:number-rows-repeated="4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table:number-columns-repeated="2"/>
          <table:table-cell table:style-name="ce40"/>
          <table:table-cell table:number-columns-repeated="16376"/>
        </table:table-row>
        <table:table-row table:style-name="ro1" table:number-rows-repeated="53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table:number-columns-repeated="3"/>
          <table:table-cell table:number-columns-repeated="16376"/>
        </table:table-row>
        <table:table-row table:style-name="ro1" table:number-rows-repeated="6">
          <table:table-cell table:number-columns-repeated="7"/>
          <table:table-cell table:style-name="ce37"/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ythonic_OOP" table:style-name="ta5">
        <table:table-column table:style-name="co29" table:default-cell-style-name="ce5"/>
        <table:table-column table:style-name="co30" table:default-cell-style-name="ce5"/>
        <table:table-column table:style-name="co5" table:number-columns-repeated="1022" table:default-cell-style-name="ce5"/>
        <table:table-column table:style-name="co6" table:number-columns-repeated="15360" table:default-cell-style-name="ce15"/>
        <table:table-row table:style-name="ro1">
          <table:table-cell table:style-name="ce43" office:value-type="string" calcext:value-type="string">
            <text:p>Class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1" office:value-type="string" calcext:value-type="string">
            <text:p>Action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40"/>
          <table:table-cell table:style-name="ce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4" office:value-type="string" calcext:value-type="string">
            <text:p>Throw an exception</text:p>
          </table:table-cell>
          <table:table-cell office:value-type="string" calcext:value-type="string">
            <text:p>raise Exception("Sorry, no numbers below zero")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4"/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try: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  print(x)</text:p>
          </table:table-cell>
          <table:table-cell table:style-name="ce8" table:number-columns-repeated="3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>
          <table:table-cell table:style-name="ce45" office:value-type="string" calcext:value-type="string">
            <text:p>except Exception as e: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  print("Something went wrong")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finally:</text:p>
          </table:table-cell>
          <table:table-cell table:number-columns-repeated="2"/>
          <table:table-cell table:style-name="ce40"/>
          <table:table-cell table:style-name="ce2"/>
          <table:table-cell/>
          <table:table-cell table:style-name="ce13"/>
          <table:table-cell table:number-columns-repeated="16377"/>
        </table:table-row>
        <table:table-row table:style-name="ro1">
          <table:table-cell table:style-name="ce45" office:value-type="string" calcext:value-type="string">
            <text:p>  print("The 'try except' is finished", e)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8" table:number-columns-repeated="4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s_If_Loop_Statements" table:style-name="ta6">
        <table:table-column table:style-name="co31" table:default-cell-style-name="ce10"/>
        <table:table-column table:style-name="co32" table:default-cell-style-name="ce5"/>
        <table:table-column table:style-name="co5" table:number-columns-repeated="2" table:default-cell-style-name="ce5"/>
        <table:table-column table:style-name="co33" table:default-cell-style-name="ce10"/>
        <table:table-column table:style-name="co5" table:number-columns-repeated="1018" table:default-cell-style-name="ce5"/>
        <table:table-column table:style-name="co6" table:number-columns-repeated="15361" table:default-cell-style-name="ce15"/>
        <table:table-row table:style-name="ro1">
          <table:table-cell table:style-name="ce46" office:value-type="string" calcext:value-type="string">
            <text:p>If</text:p>
          </table:table-cell>
          <table:table-cell table:style-name="ce6"/>
          <table:table-cell/>
          <table:table-cell table:style-name="ce40"/>
          <table:table-cell table:style-name="ce46" office:value-type="string" calcext:value-type="string">
            <text:p>Loops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if</text:span><text:span text:style-name="T2"> exp:</text:span></text:p>
          </table:table-cell>
          <table:table-cell table:number-columns-repeated="2"/>
          <table:table-cell table:style-name="ce40"/>
          <table:table-cell office:value-type="string" calcext:value-type="string">
            <text:p>for c in str:</text:p>
          </table:table-cell>
          <table:table-cell table:number-columns-repeated="16379"/>
        </table:table-row>
        <table:table-row table:style-name="ro1">
          <table:table-cell table:style-name="ce98" office:value-type="string" calcext:value-type="string" table:number-columns-spanned="3" table:number-rows-spanned="1">
            <text:p>If exp1: <text:span text:style-name="T1">Elif</text:span><text:span text:style-name="T2"> exp2: </text:span><text:span text:style-name="T3">Else</text:span><text:span text:style-name="T2">:</text:span></text:p>
          </table:table-cell>
          <table:covered-table-cell table:number-columns-repeated="2" table:style-name="ce98"/>
          <table:table-cell table:style-name="ce40"/>
          <table:table-cell office:value-type="string" calcext:value-type="string">
            <text:p>for idx, c in enumerate(s)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exp1 <text:span text:style-name="T1">or</text:span><text:span text:style-name="T2"> exp2:</text:span></text:p>
          </table:table-cell>
          <table:table-cell table:number-columns-repeated="2"/>
          <table:table-cell table:style-name="ce40"/>
          <table:table-cell office:value-type="string" calcext:value-type="string">
            <text:p>while exp: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<text:span text:style-name="T2"> exp2:</text:span></text:p>
          </table:table-cell>
          <table:covered-table-cell table:style-name="ce10"/>
          <table:table-cell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f <text:span text:style-name="T1">not</text:span><text:span text:style-name="T2"> exp:</text:span></text:p>
          </table:table-cell>
          <table:table-cell table:number-columns-repeated="2"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f val <text:span text:style-name="T1">is None</text:span><text:span text:style-name="T2">:</text:span></text:p>
          </table:table-cell>
          <table:table-cell table:number-columns-repeated="2"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40"/>
          <table:table-cell table:number-columns-repeated="16380"/>
        </table:table-row>
        <table:table-row table:style-name="ro1" table:number-rows-repeated="4">
          <table:table-cell table:number-columns-repeated="3"/>
          <table:table-cell table:style-name="ce40"/>
          <table:table-cell table:number-columns-repeated="16380"/>
        </table:table-row>
        <table:table-row table:style-name="ro1">
          <table:table-cell table:style-name="ce11" office:value-type="string" calcext:value-type="string">
            <text:p>Comparison Operators</text:p>
          </table:table-cell>
          <table:table-cell table:style-name="ce8" table:number-columns-repeated="3"/>
          <table:table-cell table:style-name="ce11" office:value-type="string" calcext:value-type="string">
            <text:p>Operators</text:p>
          </table:table-cell>
          <table:table-cell table:style-name="ce8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40"/>
          <table:table-cell office:value-type="string" calcext:value-type="string">
            <text:p>“+”, “-”, “*”, “/”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40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40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40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16380"/>
        </table:table-row>
        <table:table-row table:style-name="ro1">
          <table:table-cell table:style-name="ce11" office:value-type="string" calcext:value-type="string">
            <text:p>Comparison Ope</text:p>
          </table:table-cell>
          <table:table-cell table:style-name="ce8" table:number-columns-repeated="3"/>
          <table:table-cell table:style-name="ce11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40"/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5:18:48.801018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449</meta:editing-cycles>
    <meta:creation-date>2020-06-23T16:02:04</meta:creation-date>
    <dc:date>2024-10-05T15:32:21.002828926</dc:date>
    <meta:editing-duration>P6DT3H34M36S</meta:editing-duration>
    <meta:generator>LibreOffice/24.2.5.2$Linux_X86_64 LibreOffice_project/420$Build-2</meta:generator>
    <meta:document-statistic meta:table-count="6" meta:cell-count="710" meta:object-count="0"/>
    <meta:user-defined meta:name="AppVersion">16.0300</meta:user-defined>
  </office:meta>
</office:document-meta>
</file>